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b19" officeooo:paragraph-rsid="001c0b19"/>
    </style:style>
    <style:style style:name="P2" style:family="paragraph" style:parent-style-name="Standard">
      <style:text-properties officeooo:rsid="001c0b19" officeooo:paragraph-rsid="001c0b19"/>
    </style:style>
    <style:style style:name="P3" style:family="paragraph" style:parent-style-name="Standard" style:list-style-name="L1">
      <style:text-properties officeooo:rsid="001c0b19" officeooo:paragraph-rsid="001ca273"/>
    </style:style>
    <style:style style:name="P4" style:family="paragraph" style:parent-style-name="Standard" style:list-style-name="L1">
      <style:text-properties officeooo:rsid="001ca273" officeooo:paragraph-rsid="001ca273"/>
    </style:style>
    <style:style style:name="P5" style:family="paragraph" style:parent-style-name="Standard">
      <style:paragraph-properties fo:line-height="100%"/>
      <style:text-properties officeooo:rsid="001ca273" officeooo:paragraph-rsid="001ca273"/>
    </style:style>
    <style:style style:name="P6" style:family="paragraph" style:parent-style-name="Standard" style:list-style-name="L1">
      <style:text-properties officeooo:rsid="001d602c" officeooo:paragraph-rsid="001d602c"/>
    </style:style>
    <style:style style:name="P7" style:family="paragraph" style:parent-style-name="Standard" style:list-style-name="L1">
      <style:text-properties officeooo:rsid="001d79d8" officeooo:paragraph-rsid="001d79d8"/>
    </style:style>
    <style:style style:name="P8" style:family="paragraph" style:parent-style-name="Standard" style:list-style-name="L1">
      <style:text-properties officeooo:rsid="001ddbc8" officeooo:paragraph-rsid="001ddbc8"/>
    </style:style>
    <style:style style:name="P9" style:family="paragraph" style:parent-style-name="Standard">
      <style:text-properties officeooo:rsid="001ddbc8" officeooo:paragraph-rsid="001ddbc8"/>
    </style:style>
    <style:style style:name="P10" style:family="paragraph" style:parent-style-name="Standard" style:list-style-name="L1">
      <style:text-properties officeooo:rsid="001ea586" officeooo:paragraph-rsid="001ea586"/>
    </style:style>
    <style:style style:name="P11" style:family="paragraph" style:parent-style-name="Standard" style:list-style-name="L1">
      <style:text-properties officeooo:rsid="001ea586" officeooo:paragraph-rsid="0020178a"/>
    </style:style>
    <style:style style:name="P12" style:family="paragraph" style:parent-style-name="Standard" style:list-style-name="L1">
      <style:text-properties officeooo:rsid="002110b7" officeooo:paragraph-rsid="002110b7"/>
    </style:style>
    <style:style style:name="P13" style:family="paragraph" style:parent-style-name="Standard" style:list-style-name="L1">
      <style:text-properties officeooo:rsid="00249c6d" officeooo:paragraph-rsid="00249c6d"/>
    </style:style>
    <style:style style:name="P14" style:family="paragraph" style:parent-style-name="Standard" style:list-style-name="L1">
      <style:text-properties officeooo:rsid="0027c14b" officeooo:paragraph-rsid="0027c14b"/>
    </style:style>
    <style:style style:name="P15" style:family="paragraph" style:parent-style-name="Standard" style:list-style-name="L1">
      <style:text-properties officeooo:rsid="0029891b" officeooo:paragraph-rsid="0029891b"/>
    </style:style>
    <style:style style:name="P16" style:family="paragraph" style:parent-style-name="Standard" style:list-style-name="L1">
      <style:text-properties officeooo:rsid="002b1bb1" officeooo:paragraph-rsid="002b1bb1"/>
    </style:style>
    <style:style style:name="T1" style:family="text">
      <style:text-properties officeooo:rsid="001ca273"/>
    </style:style>
    <style:style style:name="T2" style:family="text">
      <style:text-properties officeooo:rsid="001d79d8"/>
    </style:style>
    <style:style style:name="T3" style:family="text">
      <style:text-properties officeooo:rsid="001ddbc8"/>
    </style:style>
    <style:style style:name="T4" style:family="text">
      <style:text-properties officeooo:rsid="0020178a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xml:id="list4149459036" text:style-name="L1">
        <text:list-item>
          <text:p text:style-name="P3">Creat<text:span text:style-name="T1">ing New Module including index.html(description).</text:span></text:p>
        </text:list-item>
        <text:list-item>
          <text:p text:style-name="P13">Menus and Its Actions</text:p>
        </text:list-item>
        <text:list-item>
          <text:p text:style-name="P4">Tree and Form View.</text:p>
        </text:list-item>
        <text:list-item>
          <text:p text:style-name="P12">Relational Fields(o2m,m2m and m2o)</text:p>
        </text:list-item>
        <text:list-item>
          <text:p text:style-name="P15">“related” parameter.</text:p>
        </text:list-item>
        <text:list-item>
          <text:p text:style-name="P12">Notebook.</text:p>
        </text:list-item>
        <text:list-item>
          <text:p text:style-name="P4">Compute and onchange.<text:span text:style-name="T3">(Explore all Use cases of store true and also try using api depends and vice versa)</text:span></text:p>
        </text:list-item>
        <text:list-item>
          <text:p text:style-name="P4">ORM methods(Its different use cases)</text:p>
        </text:list-item>
        <text:list-item>
          <text:p text:style-name="P4">Domain(using XML and PY)</text:p>
        </text:list-item>
        <text:list-item>
          <text:p text:style-name="P4">default_get</text:p>
        </text:list-item>
        <text:list-item>
          <text:p text:style-name="P4">name_get</text:p>
        </text:list-item>
        <text:list-item>
          <text:p text:style-name="P4">name_search</text:p>
        </text:list-item>
        <text:list-item>
          <text:p text:style-name="P4">_search</text:p>
        </text:list-item>
        <text:list-item>
          <text:p text:style-name="P4">Button and its type</text:p>
        </text:list-item>
        <text:list-item>
          <text:p text:style-name="P6">Smart buttons</text:p>
        </text:list-item>
        <text:list-item>
          <text:p text:style-name="P6">View attributes,widgets,</text:p>
        </text:list-item>
        <text:list-item>
          <text:p text:style-name="P6">Wizard Creation(Using xml and Py)</text:p>
        </text:list-item>
        <text:list-item>
          <text:p text:style-name="P6">Constraints(api and sql)</text:p>
        </text:list-item>
        <text:list-item>
          <text:p text:style-name="P13">Filter and Group By</text:p>
        </text:list-item>
        <text:list-item>
          <text:p text:style-name="P15">How to Create Sequence and Generate Sequencial Values</text:p>
        </text:list-item>
        <text:list-item>
          <text:p text:style-name="P14">Go Through Date time functions and gain Knowledge About UTC.</text:p>
        </text:list-item>
        <text:list-item>
          <text:p text:style-name="P16">Context and active ID concept.</text:p>
        </text:list-item>
        <text:list-item>
          <text:p text:style-name="P6">Field and view Inheritance</text:p>
        </text:list-item>
        <text:list-item>
          <text:p text:style-name="P6">Model Inheritance</text:p>
        </text:list-item>
        <text:list-item>
          <text:p text:style-name="P6">Xpath different examples(Using Different positions <text:s/><text:span text:style-name="T2">and also add new fields in order lines</text:span>)</text:p>
        </text:list-item>
        <text:list-item>
          <text:p text:style-name="P10">Add new selection value in selection TAB</text:p>
        </text:list-item>
        <text:list-item>
          <text:p text:style-name="P6">Method Overloading(Overload Any base method and implement the concept)</text:p>
        </text:list-item>
        <text:list-item>
          <text:p text:style-name="P7">Res Config Settings(Add Any custom Setting By yourself and place it in specific Setting bar)</text:p>
        </text:list-item>
        <text:list-item>
          <text:p text:style-name="P7">One2many and Many2many Special operators(0,0 and all)</text:p>
        </text:list-item>
        <text:list-item>
          <text:p text:style-name="P7">Email Sending With Header Footer and existing Templates.(Create Your own template for practice)</text:p>
        </text:list-item>
        <text:list-item>
          <text:p text:style-name="P7">Qweb Reports(Understand The Flow of t-call)</text:p>
        </text:list-item>
        <text:list-item>
          <text:p text:style-name="P7">Server Action(Create Your Own Action)</text:p>
        </text:list-item>
        <text:list-item>
          <text:p text:style-name="P7">Scheduler(Create Your own Scheduler)</text:p>
        </text:list-item>
        <text:list-item>
          <text:p text:style-name="P7">Inherting Menu and Actions(Inherit Any Parent menu and add your own menu inside It.)</text:p>
        </text:list-item>
        <text:list-item>
          <text:p text:style-name="P8">Inherting Qweb Reports.</text:p>
        </text:list-item>
        <text:list-item>
          <text:p text:style-name="P8">Transfer Values From One model to another Model(Connecting Model Practice)</text:p>
        </text:list-item>
        <text:list-item>
          <text:p text:style-name="P10">Paper Format</text:p>
        </text:list-item>
        <text:list-item>
          <text:p text:style-name="P10">Go through The UI(How to find external ID and all that topics)</text:p>
        </text:list-item>
        <text:list-item>
          <text:p text:style-name="P10">Creating Data File</text:p>
        </text:list-item>
        <text:list-item>
          <text:p text:style-name="P10">New Method</text:p>
        </text:list-item>
        <text:list-item>
          <text:p text:style-name="P10">Go through The Merge Sale Order Task.</text:p>
        </text:list-item>
        <text:list-item>
          <text:p text:style-name="P11">Go through <text:span text:style-name="T4">that which functionality belongs to which model(Example Res config has model res.config.settings etc.)</text:span></text:p>
        </text:list-item>
      </text:list>
      <text:p text:style-name="P9"/>
      <text:p text:style-name="P9"/>
      <text:p text:style-name="P9"/>
      <text:p text:style-name="P9"><text:soft-page-break/>Remaining Topics Which we have to practice By ourselves.</text:p>
      <text:p text:style-name="P9"/>
      <text:p text:style-name="P9">1)System Parameters</text:p>
      <text:p text:style-name="P9">2)set_param</text:p>
      <text:p text:style-name="P9">3)get_param</text:p>
      <text:p text:style-name="P9">4)set_values</text:p>
      <text:p text:style-name="P9">5)get_values</text:p>
      <text:p text:style-name="P9">6)groups</text:p>
      <text:p text:style-name="P9">7)Add log note using python code(Email topic)</text:p>
      <text:p text:style-name="P5"/>
      <text:p text:style-name="P5"/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0:05:14.373924959</meta:creation-date>
    <dc:date>2022-11-02T11:16:51.209885860</dc:date>
    <meta:editing-duration>PT15M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312" meta:character-count="1999" meta:non-whitespace-character-count="1778"/>
  </office:meta>
</office:document-meta>
</file>